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A700000047731F29F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5618in" fo:margin-left="0in" table:align="left"/>
    </style:style>
    <style:style style:name="Table1.A" style:family="table-column">
      <style:table-column-properties style:column-width="2.1667in"/>
    </style:style>
    <style:style style:name="Table1.C" style:family="table-column">
      <style:table-column-properties style:column-width="2.2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0.3194in"/>
    </style:style>
    <style:style style:name="P1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2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officeooo:paragraph-rsid="001e0dd3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29d9d3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50ea0" officeooo:paragraph-rsid="00350ea0" style:font-size-asian="11pt" style:font-size-complex="11pt"/>
    </style:style>
    <style:style style:name="P10" style:family="paragraph" style:parent-style-name="Table_20_Contents">
      <style:text-properties style:font-name="Arial" fo:font-size="11pt" officeooo:rsid="00350ea0" officeooo:paragraph-rsid="00350ea0" style:font-size-asian="11pt" style:font-size-complex="11pt"/>
    </style:style>
    <style:style style:name="P11" style:family="paragraph" style:parent-style-name="Table_20_Contents">
      <style:text-properties style:font-name="Arial" fo:font-size="11pt" officeooo:rsid="0035c389" officeooo:paragraph-rsid="0035c389" style:font-size-asian="11pt" style:font-size-complex="11pt"/>
    </style:style>
    <style:style style:name="P12" style:family="paragraph" style:parent-style-name="Table_20_Contents">
      <style:text-properties officeooo:paragraph-rsid="00ecab22"/>
    </style:style>
    <style:style style:name="P13" style:family="paragraph" style:parent-style-name="Table_20_Contents" style:list-style-name="L1">
      <style:text-properties officeooo:paragraph-rsid="00ecab22"/>
    </style:style>
    <style:style style:name="P14" style:family="paragraph" style:parent-style-name="Table_20_Contents">
      <style:text-properties style:font-name="Arial" fo:font-size="11pt" officeooo:rsid="00350ea0" officeooo:paragraph-rsid="00ed2ca8" style:font-size-asian="11pt" style:font-size-complex="11pt"/>
    </style:style>
    <style:style style:name="P15" style:family="paragraph" style:parent-style-name="Table_20_Contents" style:list-style-name="L2">
      <style:text-properties officeooo:paragraph-rsid="00ed2ca8"/>
    </style:style>
    <style:style style:name="P16" style:family="paragraph" style:parent-style-name="Table_20_Contents">
      <style:text-properties style:font-name="Arial" fo:font-size="11pt" fo:font-weight="bold" officeooo:rsid="00350ea0" officeooo:paragraph-rsid="00350ea0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style:font-size-asian="11pt" style:font-size-complex="11pt"/>
    </style:style>
    <style:style style:name="P18" style:family="paragraph" style:parent-style-name="Table_20_Contents">
      <style:text-properties style:font-name="Arial" fo:font-size="11pt" officeooo:rsid="003bc9ac" officeooo:paragraph-rsid="003bc9ac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5c389" officeooo:paragraph-rsid="0035c389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officeooo:rsid="003c670b" officeooo:paragraph-rsid="003c670b" style:font-size-asian="11pt" style:font-size-complex="11pt"/>
    </style:style>
    <style:style style:name="P21" style:family="paragraph" style:parent-style-name="Table_20_Contents">
      <style:text-properties style:font-name="Arial" fo:font-size="11pt" officeooo:paragraph-rsid="00f2266b" style:font-size-asian="11pt" style:font-size-complex="11pt"/>
    </style:style>
    <style:style style:name="P22" style:family="paragraph" style:parent-style-name="Table_20_Contents" style:list-style-name="L3">
      <style:text-properties officeooo:paragraph-rsid="00f2266b"/>
    </style:style>
    <style:style style:name="P23" style:family="paragraph" style:parent-style-name="Table_20_Contents">
      <style:text-properties officeooo:paragraph-rsid="0035c389"/>
    </style:style>
    <style:style style:name="P24" style:family="paragraph" style:parent-style-name="Table_20_Contents" style:list-style-name="L4">
      <style:text-properties officeooo:paragraph-rsid="00f350f7"/>
    </style:style>
    <style:style style:name="P25" style:family="paragraph" style:parent-style-name="Table_20_Contents">
      <style:text-properties style:font-name="Arial" fo:font-size="11pt" officeooo:rsid="003d86c2" officeooo:paragraph-rsid="003d86c2" style:font-size-asian="11pt" style:font-size-complex="11pt"/>
    </style:style>
    <style:style style:name="P26" style:family="paragraph" style:parent-style-name="Table_20_Contents">
      <style:text-properties style:font-name="Arial" fo:font-size="11pt" officeooo:rsid="00375d67" officeooo:paragraph-rsid="00375d67" style:font-size-asian="11pt" style:font-size-complex="11pt"/>
    </style:style>
    <style:style style:name="P27" style:family="paragraph" style:parent-style-name="Table_20_Contents">
      <style:text-properties style:font-name="Arial" fo:font-size="11pt" officeooo:rsid="00401f69" officeooo:paragraph-rsid="00401f69" style:font-size-asian="11pt" style:font-size-complex="11pt"/>
    </style:style>
    <style:style style:name="P28" style:family="paragraph" style:parent-style-name="Table_20_Contents">
      <style:text-properties style:font-name="Arial" fo:font-size="11pt" fo:font-weight="bold" officeooo:rsid="00375d67" officeooo:paragraph-rsid="00375d67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Arial" fo:font-size="11pt" officeooo:rsid="0037b83a" officeooo:paragraph-rsid="0037b83a" style:font-size-asian="11pt" style:font-size-complex="11pt"/>
    </style:style>
    <style:style style:name="P30" style:family="paragraph" style:parent-style-name="Table_20_Contents" style:list-style-name="L5">
      <style:text-properties style:font-name="Arial" fo:font-size="11pt" officeooo:rsid="00f79538" officeooo:paragraph-rsid="00f79538" style:font-size-asian="11pt" style:font-size-complex="11pt"/>
    </style:style>
    <style:style style:name="P31" style:family="paragraph" style:parent-style-name="Table_20_Contents">
      <style:text-properties officeooo:paragraph-rsid="00f8f475"/>
    </style:style>
    <style:style style:name="P32" style:family="paragraph" style:parent-style-name="Table_20_Contents" style:list-style-name="L6">
      <style:text-properties officeooo:paragraph-rsid="00f8f475"/>
    </style:style>
    <style:style style:name="P33" style:family="paragraph" style:parent-style-name="Table_20_Contents">
      <style:text-properties style:font-name="Arial" fo:font-size="11pt" officeooo:rsid="003eb9eb" officeooo:paragraph-rsid="003eb9eb" style:font-size-asian="11pt" style:font-size-complex="11pt"/>
    </style:style>
    <style:style style:name="P34" style:family="paragraph" style:parent-style-name="Table_20_Contents">
      <style:text-properties style:font-name="Arial" fo:font-size="11pt" officeooo:rsid="003984ba" officeooo:paragraph-rsid="003984ba" style:font-size-asian="11pt" style:font-size-complex="11pt"/>
    </style:style>
    <style:style style:name="P35" style:family="paragraph" style:parent-style-name="Table_20_Contents">
      <style:text-properties officeooo:paragraph-rsid="00fab224"/>
    </style:style>
    <style:style style:name="P36" style:family="paragraph" style:parent-style-name="Table_20_Contents" style:list-style-name="L7">
      <style:text-properties officeooo:paragraph-rsid="00fab224"/>
    </style:style>
    <style:style style:name="P37" style:family="paragraph" style:parent-style-name="Table_20_Contents">
      <style:text-properties style:font-name="Arial" fo:font-size="11pt" fo:font-weight="bold" officeooo:rsid="003a7d0d" officeooo:paragraph-rsid="003a7d0d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style:font-name="Arial" fo:font-size="11pt" officeooo:rsid="003a7d0d" officeooo:paragraph-rsid="003a7d0d" style:font-size-asian="11pt" style:font-size-complex="11pt"/>
    </style:style>
    <style:style style:name="P39" style:family="paragraph" style:parent-style-name="Table_20_Contents" style:list-style-name="L8">
      <style:text-properties style:font-name="Arial" fo:font-size="11pt" officeooo:rsid="003a7d0d" officeooo:paragraph-rsid="00faf281" style:font-size-asian="11pt" style:font-size-complex="11pt"/>
    </style:style>
    <style:style style:name="P40" style:family="paragraph" style:parent-style-name="Standard" style:list-style-name="L9">
      <style:paragraph-properties fo:margin-top="0in" fo:margin-bottom="0in" style:contextual-spacing="false" fo:line-height="200%"/>
      <style:text-properties officeooo:paragraph-rsid="0054a2bc"/>
    </style:style>
    <style:style style:name="P41" style:family="paragraph" style:parent-style-name="Standard">
      <style:paragraph-properties fo:margin-top="0in" fo:margin-bottom="0in" style:contextual-spacing="false" fo:line-height="200%"/>
      <style:text-properties style:font-name="Arial" fo:font-size="14pt" fo:font-weight="bold" officeooo:paragraph-rsid="0029d9d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6614c9" style:font-size-asian="11pt" style:font-size-complex="11pt"/>
    </style:style>
    <style:style style:name="P43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6a69d9"/>
    </style:style>
    <style:style style:name="P44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7274c2"/>
    </style:style>
    <style:style style:name="P45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73e1fb"/>
    </style:style>
    <style:style style:name="P46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7dca52"/>
    </style:style>
    <style:style style:name="P47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7ee7a3"/>
    </style:style>
    <style:style style:name="P48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86b26b"/>
    </style:style>
    <style:style style:name="P49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8d323b"/>
    </style:style>
    <style:style style:name="P50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8e88d7"/>
    </style:style>
    <style:style style:name="P51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8f7f2e"/>
    </style:style>
    <style:style style:name="P52" style:family="paragraph" style:parent-style-name="Standard" style:list-style-name="L10">
      <style:paragraph-properties fo:margin-top="0in" fo:margin-bottom="0in" style:contextual-spacing="false" fo:line-height="200%"/>
      <style:text-properties officeooo:paragraph-rsid="0091cbe6"/>
    </style:style>
    <style:style style:name="P53" style:family="paragraph" style:parent-style-name="Standard">
      <style:paragraph-properties fo:margin-top="0in" fo:margin-bottom="0in" style:contextual-spacing="false" fo:line-height="200%"/>
      <style:text-properties officeooo:paragraph-rsid="00bdfe87"/>
    </style:style>
    <style:style style:name="P54" style:family="paragraph" style:parent-style-name="Standard" style:list-style-name="L11">
      <style:paragraph-properties fo:margin-top="0in" fo:margin-bottom="0in" style:contextual-spacing="false" fo:line-height="200%"/>
      <style:text-properties officeooo:paragraph-rsid="00c8d21e"/>
    </style:style>
    <style:style style:name="P55" style:family="paragraph" style:parent-style-name="Standard" style:list-style-name="L12">
      <style:paragraph-properties fo:margin-top="0in" fo:margin-bottom="0in" style:contextual-spacing="false" fo:line-height="200%"/>
      <style:text-properties officeooo:paragraph-rsid="00cb1d39"/>
    </style:style>
    <style:style style:name="P56" style:family="paragraph" style:parent-style-name="Standard" style:list-style-name="L12">
      <style:paragraph-properties fo:margin-top="0in" fo:margin-bottom="0in" style:contextual-spacing="false" fo:line-height="200%"/>
      <style:text-properties officeooo:paragraph-rsid="00d362b8"/>
    </style:style>
    <style:style style:name="P57" style:family="paragraph" style:parent-style-name="Standard" style:list-style-name="L12">
      <style:paragraph-properties fo:margin-top="0in" fo:margin-bottom="0in" style:contextual-spacing="false" fo:line-height="200%"/>
      <style:text-properties officeooo:paragraph-rsid="00d86676"/>
    </style:style>
    <style:style style:name="P58" style:family="paragraph" style:parent-style-name="Standard" style:list-style-name="L12">
      <style:paragraph-properties fo:margin-top="0in" fo:margin-bottom="0in" style:contextual-spacing="false" fo:line-height="200%"/>
      <style:text-properties officeooo:paragraph-rsid="00db2f0a"/>
    </style:style>
    <style:style style:name="P59" style:family="paragraph" style:parent-style-name="Standard">
      <style:paragraph-properties fo:margin-top="0in" fo:margin-bottom="0in" style:contextual-spacing="false" fo:line-height="200%"/>
      <style:text-properties officeooo:paragraph-rsid="0029d9d3"/>
    </style:style>
    <style:style style:name="P60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" fo:font-size="11pt" fo:font-weight="bold" officeooo:paragraph-rsid="0029d9d3" style:font-name-asian="arial1" style:font-size-asian="11pt" style:font-weight-asian="bold" style:font-name-complex="arial1" style:font-size-complex="11pt"/>
    </style:style>
    <style:style style:name="P61" style:family="paragraph" style:parent-style-name="Standard">
      <style:paragraph-properties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62" style:family="paragraph" style:parent-style-name="Standard">
      <style:paragraph-properties fo:line-height="200%"/>
      <style:text-properties style:font-name="arial" fo:font-size="11pt" officeooo:paragraph-rsid="00087312" style:font-name-asian="arial1" style:font-size-asian="11pt" style:font-name-complex="arial1" style:font-size-complex="11pt"/>
    </style:style>
    <style:style style:name="P63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64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65" style:family="paragraph" style:parent-style-name="Standard">
      <style:paragraph-properties fo:margin-top="0in" fo:margin-bottom="0in" style:contextual-spacing="false" fo:line-height="200%"/>
      <style:text-properties officeooo:paragraph-rsid="00e344fe"/>
    </style:style>
    <style:style style:name="P66" style:family="paragraph" style:parent-style-name="Standard">
      <style:paragraph-properties fo:margin-top="0in" fo:margin-bottom="0in" style:contextual-spacing="false" fo:line-height="200%"/>
      <style:text-properties officeooo:paragraph-rsid="00e29d10"/>
    </style:style>
    <style:style style:name="T1" style:family="text">
      <style:text-properties officeooo:rsid="0017e64b"/>
    </style:style>
    <style:style style:name="T2" style:family="text">
      <style:text-properties officeooo:rsid="00055d65"/>
    </style:style>
    <style:style style:name="T3" style:family="text">
      <style:text-properties officeooo:rsid="005d415a"/>
    </style:style>
    <style:style style:name="T4" style:family="text">
      <style:text-properties officeooo:rsid="00053689"/>
    </style:style>
    <style:style style:name="T5" style:family="text">
      <style:text-properties fo:color="#000000" loext:opacity="100%" style:font-name="arial" fo:font-size="14pt" fo:font-weight="bold" officeooo:rsid="002a1eb5" fo:background-color="transparent" loext:char-shading-value="0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fo:color="#000000" loext:opacity="100%" style:font-name="arial" fo:font-size="14pt" fo:font-weight="bold" officeooo:rsid="001e0dd3" fo:background-color="transparent" loext:char-shading-value="0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000000" loext:opacity="100%" fo:font-weight="normal" fo:background-color="transparent" loext:char-shading-value="0" style:font-name-asian="arial1" style:font-weight-asian="normal" style:font-name-complex="arial1" style:font-weight-complex="normal"/>
    </style:style>
    <style:style style:name="T8" style:family="text">
      <style:text-properties fo:color="#000000" loext:opacity="100%" fo:font-weight="normal" officeooo:rsid="0031f73b" fo:background-color="transparent" loext:char-shading-value="0" style:font-name-asian="arial1" style:font-weight-asian="normal" style:font-name-complex="arial1" style:font-weight-complex="normal"/>
    </style:style>
    <style:style style:name="T9" style:family="text">
      <style:text-properties fo:color="#000000" loext:opacity="100%" fo:font-weight="normal" officeooo:rsid="001e0dd3" fo:background-color="transparent" loext:char-shading-value="0" style:font-name-asian="arial1" style:font-weight-asian="normal" style:font-name-complex="arial1" style:font-weight-complex="normal"/>
    </style:style>
    <style:style style:name="T10" style:family="text">
      <style:text-properties fo:color="#000000" loext:opacity="100%" style:text-position="super 58%" fo:font-weight="bold" officeooo:rsid="001e0dd3" fo:background-color="transparent" loext:char-shading-value="0" style:font-name-asian="arial1" style:font-weight-asian="bold" style:font-name-complex="arial1" style:font-weight-complex="bold"/>
    </style:style>
    <style:style style:name="T11" style:family="text">
      <style:text-properties fo:color="#000000" loext:opacity="100%" fo:font-weight="normal" officeooo:rsid="0023763b" fo:background-color="transparent" loext:char-shading-value="0" style:font-name-asian="arial1" style:font-weight-asian="normal" style:font-name-complex="arial1" style:font-weight-complex="normal"/>
    </style:style>
    <style:style style:name="T12" style:family="text">
      <style:text-properties fo:color="#000000" loext:opacity="100%" fo:font-weight="bold" fo:background-color="transparent" loext:char-shading-value="0" style:font-name-asian="arial1" style:font-weight-asian="bold" style:font-name-complex="arial1" style:font-weight-complex="bold"/>
    </style:style>
    <style:style style:name="T13" style:family="text">
      <style:text-properties fo:color="#000000" loext:opacity="100%" style:text-position="super 58%" fo:font-weight="normal" officeooo:rsid="0031f73b" fo:background-color="transparent" loext:char-shading-value="0" style:font-name-asian="arial1" style:font-weight-asian="normal" style:font-name-complex="arial1" style:font-weight-complex="normal"/>
    </style:style>
    <style:style style:name="T14" style:family="text">
      <style:text-properties fo:font-weight="bold" officeooo:rsid="0035ab54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" fo:font-size="11pt" officeooo:rsid="0035c389" style:font-size-asian="11pt" style:font-size-complex="11pt"/>
    </style:style>
    <style:style style:name="T17" style:family="text">
      <style:text-properties style:font-name="Arial" fo:font-size="11pt" officeooo:rsid="00eae6a5" style:font-size-asian="11pt" style:font-size-complex="11pt"/>
    </style:style>
    <style:style style:name="T18" style:family="text">
      <style:text-properties style:font-name="Arial" fo:font-size="11pt" officeooo:rsid="00350ea0" style:font-size-asian="11pt" style:font-size-complex="11pt"/>
    </style:style>
    <style:style style:name="T19" style:family="text">
      <style:text-properties officeooo:rsid="0035c389"/>
    </style:style>
    <style:style style:name="T20" style:family="text">
      <style:text-properties officeooo:rsid="003bc9ac"/>
    </style:style>
    <style:style style:name="T21" style:family="text">
      <style:text-properties officeooo:rsid="00ed5308"/>
    </style:style>
    <style:style style:name="T22" style:family="text">
      <style:text-properties style:font-name="Arial" fo:font-size="11pt" officeooo:rsid="00f2266b" style:font-size-asian="11pt" style:font-size-complex="11pt"/>
    </style:style>
    <style:style style:name="T23" style:family="text">
      <style:text-properties style:font-name="Arial" fo:font-size="11pt" style:font-size-asian="11pt" style:font-size-complex="11pt"/>
    </style:style>
    <style:style style:name="T24" style:family="text">
      <style:text-properties style:font-name="Arial" fo:font-size="11pt" officeooo:rsid="003984ba" style:font-size-asian="11pt" style:font-size-complex="11pt"/>
    </style:style>
    <style:style style:name="T25" style:family="text">
      <style:text-properties officeooo:rsid="00f40e6f"/>
    </style:style>
    <style:style style:name="T26" style:family="text">
      <style:text-properties officeooo:rsid="00f69c39"/>
    </style:style>
    <style:style style:name="T27" style:family="text">
      <style:text-properties officeooo:rsid="00375d67"/>
    </style:style>
    <style:style style:name="T28" style:family="text">
      <style:text-properties officeooo:rsid="0041f98f"/>
    </style:style>
    <style:style style:name="T29" style:family="text">
      <style:text-properties officeooo:rsid="004275ec"/>
    </style:style>
    <style:style style:name="T30" style:family="text">
      <style:text-properties officeooo:rsid="004b285a"/>
    </style:style>
    <style:style style:name="T31" style:family="text">
      <style:text-properties fo:color="#000000" loext:opacity="100%" style:font-name="Arial" fo:font-size="11pt" fo:font-weight="bold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32" style:family="text">
      <style:text-properties fo:color="#000000" loext:opacity="100%" style:font-name="Arial" fo:font-size="11pt" fo:font-weight="normal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33" style:family="text">
      <style:text-properties fo:color="#000000" loext:opacity="100%" style:font-name="Arial" fo:font-size="11pt" fo:font-weight="bold" officeooo:rsid="0054c6aa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34" style:family="text">
      <style:text-properties fo:color="#000000" loext:opacity="100%" style:font-name="Arial" fo:font-size="11pt" fo:font-weight="bold" officeooo:rsid="0054a2bc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35" style:family="text">
      <style:text-properties officeooo:rsid="00603050"/>
    </style:style>
    <style:style style:name="T36" style:family="text">
      <style:text-properties officeooo:rsid="0062efc2"/>
    </style:style>
    <style:style style:name="T37" style:family="text">
      <style:text-properties officeooo:rsid="006614c9"/>
    </style:style>
    <style:style style:name="T3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weight="normal" officeooo:rsid="0120eca2" style:font-size-asian="11pt" style:font-weight-asian="normal" style:font-size-complex="11pt" style:font-weight-complex="normal"/>
    </style:style>
    <style:style style:name="T40" style:family="text">
      <style:text-properties style:font-name="Arial" fo:font-size="11pt" officeooo:rsid="006fdb2b" style:font-size-asian="11pt" style:font-size-complex="11pt"/>
    </style:style>
    <style:style style:name="T41" style:family="text">
      <style:text-properties style:font-name="Arial" fo:font-size="11pt" officeooo:rsid="00725586" style:font-size-asian="11pt" style:font-size-complex="11pt"/>
    </style:style>
    <style:style style:name="T42" style:family="text">
      <style:text-properties style:font-name="Arial" fo:font-size="11pt" fo:font-weight="bold" officeooo:rsid="0079a0b3" style:font-size-asian="11pt" style:font-weight-asian="bold" style:font-size-complex="11pt" style:font-weight-complex="bold"/>
    </style:style>
    <style:style style:name="T43" style:family="text">
      <style:text-properties style:font-name="Arial" fo:font-size="11pt" officeooo:rsid="0080b472" style:font-size-asian="11pt" style:font-size-complex="11pt"/>
    </style:style>
    <style:style style:name="T44" style:family="text">
      <style:text-properties style:font-name="Arial" fo:font-size="11pt" officeooo:rsid="0081c2bb" style:font-size-asian="11pt" style:font-size-complex="11pt"/>
    </style:style>
    <style:style style:name="T45" style:family="text">
      <style:text-properties style:font-name="Arial" fo:font-size="11pt" officeooo:rsid="0083443f" style:font-size-asian="11pt" style:font-size-complex="11pt"/>
    </style:style>
    <style:style style:name="T46" style:family="text">
      <style:text-properties style:font-name="Arial" fo:font-size="11pt" fo:font-weight="normal" officeooo:rsid="0088c9b9" style:font-size-asian="11pt" style:font-weight-asian="normal" style:font-size-complex="11pt" style:font-weight-complex="normal"/>
    </style:style>
    <style:style style:name="T47" style:family="text">
      <style:text-properties style:font-name="Arial" fo:font-size="11pt" officeooo:rsid="008b66da" style:font-size-asian="11pt" style:font-size-complex="11pt"/>
    </style:style>
    <style:style style:name="T48" style:family="text">
      <style:text-properties style:font-name="Arial" fo:font-size="11pt" fo:font-weight="normal" officeooo:rsid="008f8650" style:font-size-asian="11pt" style:font-weight-asian="normal" style:font-size-complex="11pt" style:font-weight-complex="normal"/>
    </style:style>
    <style:style style:name="T49" style:family="text">
      <style:text-properties officeooo:rsid="0093aa58"/>
    </style:style>
    <style:style style:name="T50" style:family="text">
      <style:text-properties officeooo:rsid="00966fbd"/>
    </style:style>
    <style:style style:name="T51" style:family="text">
      <style:text-properties fo:font-weight="bold" officeooo:rsid="00966fbd" style:font-weight-asian="bold" style:font-weight-complex="bold"/>
    </style:style>
    <style:style style:name="T52" style:family="text">
      <style:text-properties officeooo:rsid="009c1c48"/>
    </style:style>
    <style:style style:name="T53" style:family="text">
      <style:text-properties officeooo:rsid="00a1cf6a"/>
    </style:style>
    <style:style style:name="T54" style:family="text">
      <style:text-properties fo:font-weight="normal" officeooo:rsid="00a600a5" style:font-weight-asian="normal" style:font-weight-complex="normal"/>
    </style:style>
    <style:style style:name="T55" style:family="text">
      <style:text-properties fo:font-weight="normal" officeooo:rsid="00a79cd2" style:font-weight-asian="normal" style:font-weight-complex="normal"/>
    </style:style>
    <style:style style:name="T56" style:family="text">
      <style:text-properties officeooo:rsid="00a79cd2"/>
    </style:style>
    <style:style style:name="T57" style:family="text">
      <style:text-properties officeooo:rsid="00aa75d9"/>
    </style:style>
    <style:style style:name="T58" style:family="text">
      <style:text-properties fo:font-weight="normal" officeooo:rsid="00b08bd2" style:font-weight-asian="normal" style:font-weight-complex="normal"/>
    </style:style>
    <style:style style:name="T59" style:family="text">
      <style:text-properties fo:font-weight="normal" officeooo:rsid="00ad2285" style:font-weight-asian="normal" style:font-weight-complex="normal"/>
    </style:style>
    <style:style style:name="T60" style:family="text">
      <style:text-properties officeooo:rsid="00ad2285"/>
    </style:style>
    <style:style style:name="T61" style:family="text">
      <style:text-properties officeooo:rsid="00ae1174"/>
    </style:style>
    <style:style style:name="T62" style:family="text">
      <style:text-properties officeooo:rsid="00b238e0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color="#000000" loext:opacity="100%" style:font-name="arial" fo:font-size="14pt" fo:font-weight="bold" officeooo:rsid="00bdfe87" fo:background-color="transparent" loext:char-shading-value="0" style:font-name-asian="arial1" style:font-size-asian="14pt" style:font-weight-asian="bold" style:font-name-complex="arial1" style:font-size-complex="14pt" style:font-weight-complex="bold"/>
    </style:style>
    <style:style style:name="T65" style:family="text">
      <style:text-properties fo:color="#000000" loext:opacity="100%" style:font-name="arial" fo:font-size="11pt" fo:font-weight="bold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66" style:family="text">
      <style:text-properties fo:color="#000000" loext:opacity="100%" style:font-name="arial" fo:font-size="11pt" fo:font-weight="normal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67" style:family="text">
      <style:text-properties fo:color="#000000" loext:opacity="100%" style:font-name="arial" fo:font-size="11pt" fo:font-weight="bold" officeooo:rsid="00cde970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68" style:family="text">
      <style:text-properties fo:color="#000000" loext:opacity="100%" style:font-name="arial" fo:font-size="11pt" fo:font-weight="normal" officeooo:rsid="00e9668b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69" style:family="text">
      <style:text-properties fo:color="#000000" loext:opacity="100%" style:font-name="arial" fo:font-size="11pt" fo:font-weight="bold" officeooo:rsid="00e9668b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70" style:family="text">
      <style:text-properties fo:color="#000000" loext:opacity="100%" style:font-name="arial" fo:font-size="11pt" fo:font-weight="normal" officeooo:rsid="00d362b8" fo:background-color="transparent" loext:char-shading-value="0" style:font-name-asian="arial1" style:font-size-asian="11pt" style:font-weight-asian="normal" style:font-name-complex="arial1" style:font-size-complex="11pt" style:font-weight-complex="normal"/>
    </style:style>
    <style:style style:name="T71" style:family="text">
      <style:text-properties fo:color="#000000" loext:opacity="100%" style:text-position="super 58%" style:font-name="arial" fo:font-size="11pt" fo:font-weight="bold" officeooo:rsid="00dd1103" fo:background-color="transparent" loext:char-shading-value="0" style:font-name-asian="arial1" style:font-size-asian="11pt" style:font-weight-asian="bold" style:font-name-complex="arial1" style:font-size-complex="11pt" style:font-weight-complex="bold"/>
    </style:style>
    <style:style style:name="T72" style:family="text">
      <style:text-properties officeooo:rsid="0101ffc5"/>
    </style:style>
    <style:style style:name="T73" style:family="text">
      <style:text-properties officeooo:rsid="01035ef4"/>
    </style:style>
    <style:style style:name="T74" style:family="text">
      <style:text-properties style:font-name="arial" fo:font-size="11pt" style:text-underline-style="none" fo:font-weight="bold" officeooo:rsid="0009c782" style:font-name-asian="arial1" style:font-size-asian="11pt" style:font-weight-asian="bold" style:font-name-complex="arial1" style:font-size-complex="11pt" style:font-weight-complex="bold"/>
    </style:style>
    <style:style style:name="T75" style:family="text">
      <style:text-properties style:font-name="arial" fo:font-size="11pt" style:text-underline-style="none" fo:font-weight="bold" officeooo:rsid="003416fe" style:font-name-asian="arial1" style:font-size-asian="11pt" style:font-weight-asian="bold" style:font-name-complex="arial1" style:font-size-complex="11pt" style:font-weight-complex="bold"/>
    </style:style>
    <style:style style:name="T76" style:family="text">
      <style:text-properties style:font-name="arial" fo:font-size="11pt" style:text-underline-style="none" fo:font-weight="normal" officeooo:rsid="0009c782" style:font-name-asian="arial1" style:font-size-asian="11pt" style:font-weight-asian="normal" style:font-name-complex="arial1" style:font-size-complex="11pt" style:font-weight-complex="normal"/>
    </style:style>
    <style:style style:name="T77" style:family="text">
      <style:text-properties style:font-name="arial" fo:font-size="11pt" style:text-underline-style="solid" style:text-underline-width="auto" style:text-underline-color="font-color" fo:font-weight="normal" officeooo:rsid="0009c782" style:font-name-asian="arial1" style:font-size-asian="11pt" style:font-weight-asian="normal" style:font-name-complex="arial1" style:font-size-complex="11pt" style:font-weight-complex="normal"/>
    </style:style>
    <style:style style:name="T78" style:family="text">
      <style:text-properties style:font-name="arial" fo:font-size="11pt" style:text-underline-style="none" fo:font-weight="bold" officeooo:rsid="002e6e8e" style:font-name-asian="arial1" style:font-size-asian="11pt" style:font-weight-asian="bold" style:font-name-complex="arial1" style:font-size-complex="11pt" style:font-weight-complex="bold"/>
    </style:style>
    <style:style style:name="T79" style:family="text">
      <style:text-properties style:font-name="arial" fo:font-size="11pt" style:text-underline-style="none" fo:font-weight="normal" officeooo:rsid="002e6e8e" style:font-name-asian="arial1" style:font-size-asian="11pt" style:font-weight-asian="normal" style:font-name-complex="arial1" style:font-size-complex="11pt" style:font-weight-complex="normal"/>
    </style:style>
    <style:style style:name="T80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81" style:family="text">
      <style:text-properties style:font-name="arial" fo:font-size="11pt" style:text-underline-style="none" officeooo:rsid="00e43655" style:font-name-asian="arial1" style:font-size-asian="11pt" style:font-name-complex="arial1" style:font-size-complex="11pt"/>
    </style:style>
    <style:style style:name="T82" style:family="text">
      <style:text-properties style:font-name="arial" fo:font-size="11pt" style:text-underline-style="solid" style:text-underline-width="auto" style:text-underline-color="font-color" fo:font-weight="normal" officeooo:rsid="002e6e8e" style:font-name-asian="arial1" style:font-size-asian="11pt" style:font-weight-asian="normal" style:font-name-complex="arial1" style:font-size-complex="11pt" style:font-weight-complex="normal"/>
    </style:style>
    <style:style style:name="T83" style:family="text">
      <style:text-properties style:font-name="arial" fo:font-size="11pt" style:text-underline-style="none" fo:font-weight="bold" officeooo:rsid="00de4c4e" style:font-name-asian="arial1" style:font-size-asian="11pt" style:font-weight-asian="bold" style:font-name-complex="arial1" style:font-size-complex="11pt" style:font-weight-complex="bold"/>
    </style:style>
    <style:style style:name="T84" style:family="text">
      <style:text-properties style:font-name="arial"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T85" style:family="text">
      <style:text-properties style:font-name="arial" fo:font-size="11pt" style:text-underline-style="none" fo:font-weight="normal" officeooo:rsid="00de4c4e" style:font-name-asian="arial1" style:font-size-asian="11pt" style:font-weight-asian="normal" style:font-name-complex="arial1" style:font-size-complex="11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rendizaje Automático</text:span> – <text:span text:style-name="T2">6</text:span><text:span text:style-name="T1">3</text:span>GIIN</text:p>
      <text:p text:style-name="P2">Actividad <text:span text:style-name="T2">1 </text:span>– Portafolio</text:p>
      <text:p text:style-name="P3">Gagliardo Miguel Angel</text:p>
      <text:p text:style-name="P3"><text:span text:style-name="T1">2</text:span><text:span text:style-name="T3">3</text:span> de <text:span text:style-name="T4">Diciembre </text:span>de 2024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oft-page-break/><text:span text:style-name="T5">1.</text:span><text:span text:style-name="T6"> Realizar un análisis exhaustivo del problema presentado, identificando sus características y las necesidades clave para su resolución.</text:span></text:p>
      <text:p text:style-name="P8"><text:span text:style-name="T7">Las enfermedades cardíacas son un término que abarca cualquier trastorno del corazón. </text:span><text:span text:style-name="T8">Estas,</text:span><text:span text:style-name="T7"> se han convertido en una preocupación importante a la que hay que hacer frente, ya que, </text:span><text:span text:style-name="T9">si bien</text:span><text:span text:style-name="T7"> los estudios muestran que el número de muertes por enfermedades cardíacas ha </text:span><text:span text:style-name="T9">disminuido</text:span><text:span text:style-name="T7"> significativamente en las últimas décadas</text:span><text:span text:style-name="T10">1</text:span><text:span text:style-name="T7">; </text:span><text:span text:style-name="T11">aún sigue siendo una de las principales causas de muerte en el mundo</text:span><text:span text:style-name="T7">. Por lo tanto, prevenir las enfermedades cardíacas se ha vuelto más que necesario. </text:span></text:p>
      <text:p text:style-name="P8"><text:span text:style-name="T7">El dataset del archivo </text:span><text:span text:style-name="T12">Infarto.csv</text:span><text:span text:style-name="T7"> es uno de los conjuntos de datos más conocidos</text:span><text:span text:style-name="T13">2</text:span><text:span text:style-name="T7"> y utilizados en problemas de clasificación, especialmente en el campo de la medicina y el análisis de datos, y tiene como objetivo predecir la presencia o ausencia de enfermedad cardíaca en pacientes, basándose en varias características médicas.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>A continuación, se describen las columnas y los tipos de datos presentes en este conjunto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9">Columna</text:p>
          </table:table-cell>
          <table:table-cell table:style-name="Table1.A1" office:value-type="string">
            <text:p text:style-name="P9">Descripción</text:p>
          </table:table-cell>
          <table:table-cell table:style-name="Table1.C1" office:value-type="string">
            <text:p text:style-name="P9">Tipo de Dato</text:p>
          </table:table-cell>
        </table:table-row>
        <table:table-row>
          <table:table-cell table:style-name="Table1.A2" office:value-type="string">
            <text:p text:style-name="P10"><text:span text:style-name="T14">a</text:span><text:span text:style-name="T15">ge</text:span></text:p>
          </table:table-cell>
          <table:table-cell table:style-name="Table1.A2" office:value-type="string">
            <text:p text:style-name="P11">Edad del Paciente</text:p>
          </table:table-cell>
          <table:table-cell table:style-name="Table1.C2" office:value-type="string">
            <text:p text:style-name="P10">Entero</text:p>
          </table:table-cell>
        </table:table-row>
        <table:table-row>
          <table:table-cell table:style-name="Table1.A2" office:value-type="string">
            <text:p text:style-name="P10"><text:span text:style-name="T14">s</text:span><text:span text:style-name="T15">ex</text:span></text:p>
          </table:table-cell>
          <table:table-cell table:style-name="Table1.A2" office:value-type="string">
            <text:p text:style-name="P12"><text:span text:style-name="T16">Sexo del Paciente</text:span></text:p>
            <text:list text:style-name="L1">
              <text:list-item>
                <text:p text:style-name="P13"><text:span text:style-name="T17">0 = femenino</text:span></text:p>
              </text:list-item>
              <text:list-item>
                <text:p text:style-name="P13"><text:span text:style-name="T17">1 = masculino</text:span></text:p>
              </text:list-item>
            </text:list>
          </table:table-cell>
          <table:table-cell table:style-name="Table1.C2" office:value-type="string">
            <text:p text:style-name="P10">Entero (Binario)</text:p>
          </table:table-cell>
        </table:table-row>
        <table:table-row>
          <table:table-cell table:style-name="Table1.A2" office:value-type="string">
            <text:p text:style-name="P10"><text:span text:style-name="T14">c</text:span><text:span text:style-name="T15">p</text:span></text:p>
          </table:table-cell>
          <table:table-cell table:style-name="Table1.A2" office:value-type="string">
            <text:p text:style-name="P14">Tipo de dolor en el pecho</text:p>
            <text:list text:style-name="L2">
              <text:list-item>
                <text:p text:style-name="P15"><text:span text:style-name="T18">1 = angina típica</text:span></text:p>
              </text:list-item>
              <text:list-item>
                <text:p text:style-name="P15"><text:span text:style-name="T18">2 = angina atípica</text:span></text:p>
              </text:list-item>
              <text:list-item>
                <text:p text:style-name="P15"><text:span text:style-name="T18">3 = dolor no anginoso</text:span></text:p>
              </text:list-item>
              <text:list-item>
                <text:p text:style-name="P15"><text:span text:style-name="T18">4 = asintótico</text:span></text:p>
              </text:list-item>
            </text:list>
          </table:table-cell>
          <table:table-cell table:style-name="Table1.C2" office:value-type="string">
            <text:p text:style-name="P10">Entero</text:p>
          </table:table-cell>
        </table:table-row>
        <table:table-row>
          <table:table-cell table:style-name="Table1.A2" office:value-type="string">
            <text:p text:style-name="P16"><text:span text:style-name="T19">t</text:span>rtbps</text:p>
          </table:table-cell>
          <table:table-cell table:style-name="Table1.A2" office:value-type="string">
            <text:p text:style-name="P17">Tensión Arterial en Reposo (mm Hg)</text:p>
          </table:table-cell>
          <table:table-cell table:style-name="Table1.C2" office:value-type="string">
            <text:p text:style-name="P18">Entero</text:p>
          </table:table-cell>
        </table:table-row>
        <table:table-row>
          <table:table-cell table:style-name="Table1.A2" office:value-type="string">
            <text:p text:style-name="P19">chol</text:p>
          </table:table-cell>
          <table:table-cell table:style-name="Table1.A2" office:value-type="string">
            <text:p text:style-name="P11"><text:span text:style-name="T20">Nivel de </text:span>Colesterol <text:span text:style-name="T20">(mg/dl)</text:span></text:p>
          </table:table-cell>
          <table:table-cell table:style-name="Table1.C2" office:value-type="string">
            <text:p text:style-name="P20">Entero</text:p>
          </table:table-cell>
        </table:table-row>
        <table:table-row>
          <table:table-cell table:style-name="Table1.A2" office:value-type="string">
            <text:p text:style-name="P16"><text:span text:style-name="T19">f</text:span>bs</text:p>
          </table:table-cell>
          <table:table-cell table:style-name="Table1.A2" office:value-type="string">
            <text:p text:style-name="P21"><text:span text:style-name="T21">C</text:span>ompara el valor de glucemia en ayunas de un individuo con <text:span text:style-name="T15">120 mg/dl</text:span>. Si la glucemia en ayunas es &gt; 120 mg/dl, entonces:</text:p>
            <text:list text:style-name="L3">
              <text:list-item>
                <text:p text:style-name="P22"><text:span text:style-name="T22">0 = falso</text:span></text:p>
              </text:list-item>
              <text:list-item>
                <text:p text:style-name="P22"><text:span text:style-name="T23">1 </text:span><text:span text:style-name="T22">= </text:span><text:span text:style-name="T23">verdadero</text:span></text:p>
              </text:list-item>
            </text:list>
          </table:table-cell>
          <table:table-cell table:style-name="Table1.C2" office:value-type="string">
            <text:p text:style-name="P20">Entero (Binario)</text:p>
          </table:table-cell>
        </table:table-row>
        <table:table-row>
          <table:table-cell table:style-name="Table1.A2" office:value-type="string">
            <text:p text:style-name="P16"><text:span text:style-name="T19">r</text:span>estecg</text:p>
          </table:table-cell>
          <table:table-cell table:style-name="Table1.A2" office:value-type="string">
            <text:p text:style-name="P23"><text:span text:style-name="T24">ECG </text:span><text:span text:style-name="T16">en Reposo:</text:span></text:p>
            <text:list text:style-name="L4">
              <text:list-item>
                <text:p text:style-name="P24"><text:span text:style-name="T16">0 = normal</text:span></text:p>
              </text:list-item>
              <text:list-item>
                <text:p text:style-name="P24"><text:span text:style-name="T16">1 = anomalía </text:span></text:p>
              </text:list-item>
            </text:list>
          </table:table-cell>
          <table:table-cell table:style-name="Table1.C2" office:value-type="string">
            <text:p text:style-name="P25">Entero <text:span text:style-name="T25">(</text:span><text:span text:style-name="T26">B</text:span><text:span text:style-name="T25">inario)</text:span></text:p>
          </table:table-cell>
        </table:table-row>
        <table:table-row>
          <table:table-cell table:style-name="Table1.A2" office:value-type="string">
            <text:p text:style-name="P16"><text:span text:style-name="T19">t</text:span>halach<text:span text:style-name="T27">h</text:span></text:p>
          </table:table-cell>
          <table:table-cell table:style-name="Table1.A2" office:value-type="string">
            <text:p text:style-name="P26">Frecuencia cardíaca máxima alcanzada</text:p>
          </table:table-cell>
          <table:table-cell table:style-name="Table1.C2" office:value-type="string">
            <text:p text:style-name="P27">Entero</text:p>
          </table:table-cell>
        </table:table-row>
        <table:table-row>
          <table:table-cell table:style-name="Table1.A2" office:value-type="string">
            <text:p text:style-name="P28">exng</text:p>
          </table:table-cell>
          <table:table-cell table:style-name="Table1.A2" office:value-type="string">
            <text:p text:style-name="P29">Angina inducida por ejercicio:</text:p>
            <text:list text:style-name="L5">
              <text:list-item>
                <text:p text:style-name="P30">0 = no</text:p>
              </text:list-item>
              <text:list-item>
                <text:p text:style-name="P30">1 = sí</text:p>
              </text:list-item>
            </text:list>
          </table:table-cell>
          <table:table-cell table:style-name="Table1.C2" office:value-type="string">
            <text:p text:style-name="P27">Entero <text:span text:style-name="T28">(Binario)</text:span></text:p>
          </table:table-cell>
        </table:table-row>
        <table:table-row>
          <table:table-cell table:style-name="Table1.A2" office:value-type="string">
            <text:p text:style-name="P28">oldpeak</text:p>
          </table:table-cell>
          <table:table-cell table:style-name="Table1.A2" office:value-type="string">
            <text:p text:style-name="P31"><text:span text:style-name="T24">Desnivel ST en el ECG</text:span></text:p>
            <text:list text:style-name="L6">
              <text:list-item>
                <text:p text:style-name="P32"><text:span text:style-name="T24">1 = ascendente</text:span></text:p>
              </text:list-item>
              <text:list-item>
                <text:p text:style-name="P32"><text:span text:style-name="T24">2 = plano</text:span></text:p>
              </text:list-item>
              <text:list-item>
                <text:p text:style-name="P32"><text:span text:style-name="T24">3 = descendente</text:span></text:p>
              </text:list-item>
            </text:list>
          </table:table-cell>
          <table:table-cell table:style-name="Table1.C2" office:value-type="string">
            <text:p text:style-name="P33">Float</text:p>
          </table:table-cell>
        </table:table-row>
        <table:table-row>
          <table:table-cell table:style-name="Table1.A2" office:value-type="string">
            <text:p text:style-name="P28">slp</text:p>
          </table:table-cell>
          <table:table-cell table:style-name="Table1.A2" office:value-type="string">
            <text:p text:style-name="P34">Slope del segmento ST</text:p>
          </table:table-cell>
          <table:table-cell table:style-name="Table1.C2" office:value-type="string">
            <text:p text:style-name="P27">Entero</text:p>
          </table:table-cell>
        </table:table-row>
        <table:table-row>
          <table:table-cell table:style-name="Table1.A2" office:value-type="string">
            <text:p text:style-name="P28">caa</text:p>
          </table:table-cell>
          <table:table-cell table:style-name="Table1.A2" office:value-type="string">
            <text:p text:style-name="P34">Número de Vasos sanguíneos</text:p>
          </table:table-cell>
          <table:table-cell table:style-name="Table1.C2" office:value-type="string">
            <text:p text:style-name="P27">Entero</text:p>
          </table:table-cell>
        </table:table-row>
        <text:soft-page-break/>
        <table:table-row table:style-name="Table1.14">
          <table:table-cell table:style-name="Table1.A2" office:value-type="string">
            <text:p text:style-name="P28">thall</text:p>
          </table:table-cell>
          <table:table-cell table:style-name="Table1.A2" office:value-type="string">
            <text:p text:style-name="P35"><text:span text:style-name="T24">Tipo de Talasemia:</text:span></text:p>
            <text:list text:style-name="L7">
              <text:list-item>
                <text:p text:style-name="P36"><text:span text:style-name="T24">3 = normal</text:span></text:p>
              </text:list-item>
              <text:list-item>
                <text:p text:style-name="P36"><text:span text:style-name="T24">6 = defecto fijo</text:span></text:p>
              </text:list-item>
              <text:list-item>
                <text:p text:style-name="P36"><text:span text:style-name="T24">7 = defecto reversible</text:span></text:p>
              </text:list-item>
            </text:list>
          </table:table-cell>
          <table:table-cell table:style-name="Table1.C2" office:value-type="string">
            <text:p text:style-name="P27">Entero</text:p>
          </table:table-cell>
        </table:table-row>
        <table:table-row table:style-name="Table1.14">
          <table:table-cell table:style-name="Table1.A2" office:value-type="string">
            <text:p text:style-name="P37">output</text:p>
          </table:table-cell>
          <table:table-cell table:style-name="Table1.A2" office:value-type="string">
            <text:p text:style-name="P38">Presencia o ausencia de enfermedad cardíaca:</text:p>
            <text:list text:style-name="L8">
              <text:list-item>
                <text:p text:style-name="P39">0 = ausencia</text:p>
              </text:list-item>
              <text:list-item>
                <text:p text:style-name="P39">1 = presente</text:p>
              </text:list-item>
            </text:list>
          </table:table-cell>
          <table:table-cell table:style-name="Table1.C2" office:value-type="string">
            <text:p text:style-name="P27">Entero <text:span text:style-name="T29">(</text:span><text:span text:style-name="T30">Binario</text:span><text:span text:style-name="T29">)</text:span></text:p>
          </table:table-cell>
        </table:table-row>
      </table:table>
      <text:p text:style-name="P8"><text:span text:style-name="T7"/></text:p>
      <text:p text:style-name="P8"><text:span text:style-name="T12">Observaciones:</text:span></text:p>
      <text:list text:style-name="L9">
        <text:list-item>
          <text:p text:style-name="P40"><text:span text:style-name="T31">Variables numéricas:</text:span><text:span text:style-name="T32"> Como la edad, tensión arterial, colesterol y frecuencia cardíaca.</text:span></text:p>
        </text:list-item>
        <text:list-item>
          <text:p text:style-name="P40"><text:span text:style-name="T31">Variables categóricas </text:span><text:span text:style-name="T33">(rangos)</text:span><text:span text:style-name="T31">:</text:span><text:span text:style-name="T32"> Como sexo, tipo de dolor en el pecho, nivel de azúcar en sangre, electrocardiograma, entre otras.</text:span></text:p>
        </text:list-item>
        <text:list-item>
          <text:p text:style-name="P40"><text:span text:style-name="T31">La variable de salida (</text:span><text:span text:style-name="T34">output</text:span><text:span text:style-name="T31">)</text:span><text:span text:style-name="T32"> es binaria, indicando si el paciente tiene o no.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span text:style-name="T35">2. </text:span>A partir del análisis, identificar y evaluar las distintas técnicas de aprendizaje automático que podrían aplicarse al problema.</text:p>
      <text:p text:style-name="P8"/>
      <text:p text:style-name="P42">Para abordar <text:span text:style-name="T36">este problema, las técnicas más relevantes </text:span><text:span text:style-name="T37">de </text:span>aprendizaje automático <text:span text:style-name="T37">que podrían aplicarse, </text:span>son:</text:p>
      <text:list text:style-name="L10">
        <text:list-item>
          <text:p text:style-name="P43"><text:span text:style-name="T38">Modelos Lineales (Regresión Logística): </text:span><text:span text:style-name="T23">Dado que la variable objetivo es binaria, la regresión logística </text:span><text:span text:style-name="T38">es un modelo sencillo y muy utilizado para clasificación binaria</text:span><text:span text:style-name="T23">. </text:span><text:span text:style-name="T38">Puede funcionar bien</text:span><text:span text:style-name="T23"> si las relaciones entre las características y la salida son principalmente lineales o si el dataset no contiene demasiadas interacciones complejas.</text:span></text:p>
          <text:list>
            <text:list-item>
              <text:p text:style-name="P43"><text:span text:style-name="T38">Ventajas:</text:span><text:span text:style-name="T23"> Es fácil de interpretar, rápido de entrenar y no requiere mucha preparación de los datos.</text:span></text:p>
            </text:list-item>
            <text:list-item>
              <text:p text:style-name="P43"><text:span text:style-name="T38">Desventajas:</text:span><text:span text:style-name="T23"> Su rendimiento puede ser limitado si hay relaciones no lineales o interacciones entre características.</text:span></text:p>
            </text:list-item>
          </text:list>
        </text:list-item>
        <text:list-item>
          <text:p text:style-name="P44"><text:span text:style-name="T38">Árboles de Decisión, Random Forest: </text:span><text:span text:style-name="T39">S</text:span><text:span text:style-name="T23">on adecuados para datos que contienen interacciones </text:span><text:span text:style-name="T38">no lineales</text:span><text:span text:style-name="T23"> entre las características. </text:span><text:span text:style-name="T38">Dado que este dataset tiene varias variables categóricas y numéricas</text:span><text:span text:style-name="T23">, </text:span><text:span text:style-name="T40">esta técnica </text:span><text:span text:style-name="T41">puede servir bien para </text:span><text:span text:style-name="T23">manejar estas relaciones sin necesidad de transformar excesivamente los datos.</text:span></text:p>
          <text:list>
            <text:list-item>
              <text:p text:style-name="P45"><text:span text:style-name="T38">Ventajas:</text:span><text:span text:style-name="T23"> No requieren que las relaciones sean lineales, </text:span><text:span text:style-name="T38">pueden manejar tanto datos categóricos como numéricos</text:span><text:span text:style-name="T23">, y son robustos frente a overfitting gracias al ensamblaje de árboles.</text:span></text:p>
            </text:list-item>
            <text:list-item>
              <text:p text:style-name="P45"><text:span text:style-name="T38">Desventajas:</text:span><text:span text:style-name="T23"> Son más complejos de interpretar que la regresión logística, aunque </text:span><text:soft-page-break/><text:span text:style-name="T23">ofrecen la ventaja de poder calcular la importancia de las características.</text:span></text:p>
            </text:list-item>
          </text:list>
        </text:list-item>
        <text:list-item>
          <text:p text:style-name="P46"><text:span text:style-name="T38">Máquinas de Vectores de Soporte (SVM): </text:span><text:span text:style-name="T42">P</text:span><text:span text:style-name="T23">uede ser efectivo para problemas de clasificación binaria, especialmente cuando hay una clara separación entre las clases. </text:span><text:span text:style-name="T38">Sin embargo, puede ser menos eficiente en datasets con muchas características categóricas, como en este caso.</text:span></text:p>
          <text:list>
            <text:list-item>
              <text:p text:style-name="P47"><text:span text:style-name="T38">Ventajas: </text:span><text:span text:style-name="T23">Son efectivos en espacios de alta dimensión y proporcionan buenos resultados con un adecuado preprocesamiento.</text:span></text:p>
            </text:list-item>
            <text:list-item>
              <text:p text:style-name="P48"><text:span text:style-name="T38">Desventajas:</text:span><text:span text:style-name="T23"> </text:span><text:span text:style-name="T43">P</text:span><text:span text:style-name="T23">uede ser sensible al ajuste de los hiperparámetros, </text:span><text:span text:style-name="T44">esto es, </text:span><text:span text:style-name="T23">depende en gran medida de la configuración de ciertos parámetros que </text:span><text:span text:style-name="T44">deben ser definidos </text:span><text:span text:style-name="T38">antes de entrenar el modelo</text:span><text:span text:style-name="T23">. Si estos parámetros no se ajustan correctamente, el modelo puede no generalizar bien a los datos, lo que lleva a un mal rendimiento. </text:span><text:span text:style-name="T45">Por otro lado, </text:span><text:span text:style-name="T23">no maneja tan bien datos de tipo categórico sin una transformación adecuada.</text:span></text:p>
            </text:list-item>
          </text:list>
        </text:list-item>
        <text:list-item>
          <text:p text:style-name="P49"><text:span text:style-name="T38">Redes Neuronales: </text:span><text:span text:style-name="T46">P</text:span><text:span text:style-name="T23">ueden ser útiles para problemas más complejos donde las relaciones no lineales son muy pronunciadas. Sin embargo, para un dataset relativamente pequeño como </text:span><text:span text:style-name="T47">este</text:span><text:span text:style-name="T23">, las redes neuronales pueden </text:span><text:span text:style-name="T38">no ofrecer un rendimiento significativamente mejor que Random Forest o regresión logística</text:span><text:span text:style-name="T23">, y su capacidad de interpretación es mucho más limitada.</text:span></text:p>
          <text:list>
            <text:list-item>
              <text:p text:style-name="P50"><text:span text:style-name="T38">Ventajas:</text:span><text:span text:style-name="T23"> Pueden modelar relaciones altamente no lineales y complejas.</text:span></text:p>
            </text:list-item>
            <text:list-item>
              <text:p text:style-name="P51"><text:span text:style-name="T38">Desventajas:</text:span><text:span text:style-name="T23"> Requieren más datos para generalizar bien, son más lentas de entrenar y menos interpretables.</text:span></text:p>
            </text:list-item>
          </text:list>
        </text:list-item>
        <text:list-item>
          <text:p text:style-name="P52"><text:soft-page-break/><text:span text:style-name="T38">K-Vecinos Más Cercanos (KNN): </text:span><text:span text:style-name="T48">P</text:span><text:span text:style-name="T23">uede ser útil para clasificaciones basadas en la proximidad entre los datos, pero </text:span><text:span text:style-name="T38">suele ser computacionalmente costoso cuando los datos son grandes o cuando hay muchas características, como en este caso</text:span><text:span text:style-name="T23">.</text:span></text:p>
          <text:list>
            <text:list-item>
              <text:p text:style-name="P52"><text:span text:style-name="T38">Ventajas: </text:span><text:span text:style-name="T23">Fácil de implementar y no requiere entrenamiento explícito.</text:span></text:p>
            </text:list-item>
            <text:list-item>
              <text:p text:style-name="P52"><text:span text:style-name="T38">Desventajas: </text:span><text:span text:style-name="T23">Sensible a las escalas de las características y puede ser muy lento cuando el tamaño del conjunto de datos es grande.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<text:span text:style-name="T49">3. </text:span>Elegir la técnica de aprendizaje más adecuada para resolver el problema propuesto, justificando su elección en base a los aspectos teóricos y prácticos estudiados.</text:p>
      <text:p text:style-name="P8"/>
      <text:p text:style-name="P8"><text:span text:style-name="T50">En base a los aspectos teóricos y prácticos estudiados, </text:span><text:span text:style-name="T51">mi elección es</text:span><text:span text:style-name="T50"> </text:span><text:span text:style-name="T15">Random Forest.</text:span></text:p>
      <text:p text:style-name="P8"><text:span text:style-name="T52">Como antes mencionado, e</text:span><text:span text:style-name="T50">sta técnica </text:span>es capaz de manejar relaciones no lineales entre las características y la variable objetivo, lo cual <text:span text:style-name="T15">es probable en un conjunto de datos de características médicas como este</text:span>. Las interacciones entre características como edad, presión arterial, colesterol, y <text:span text:style-name="T53">t</text:span>ipo de dolor en el pecho son <text:span text:style-name="T15">probablemente complejas y no lineales</text:span>.</text:p>
      <text:p text:style-name="P8"/>
      <text:p text:style-name="P8">El <text:span text:style-name="T15">overfitting </text:span>es un problema común en el aprendizaje automático, donde un modelo “aprende demasiado bien” los detalles y el <text:span text:style-name="T15">ruido </text:span>de los datos de entrenamiento, hasta el punto de que <text:span text:style-name="T15">pierde su capacidad para generalizar a nuevos datos no vistos. </text:span><text:span text:style-name="T54">Hecha esta aclaración, </text:span><text:span text:style-name="T55">e</text:span>ste dataset <text:span text:style-name="T56">en particular </text:span>tiene un número moderado de registros, lo que puede <text:span text:style-name="T57">hacer que sea </text:span>susceptible a overfitting si se usan modelos más complejos, como <text:span text:style-name="T15">redes neuronales</text:span>. Random Forest al ser un <text:span text:style-name="T15">modelo de ensamblaje, </text:span><text:span text:style-name="T58">o sea</text:span><text:span text:style-name="T59">, </text:span><text:span text:style-name="T60">combina modelos varios modelos más simples </text:span><text:span text:style-name="T61">(</text:span><text:span text:style-name="T60">como árboles de decisión</text:span><text:span text:style-name="T61">)</text:span><text:span text:style-name="T60">,</text:span> <text:span text:style-name="T15">es más robusto y menos susceptible a este problema</text:span>.</text:p>
      <text:p text:style-name="P8"/>
      <text:p text:style-name="P8">El dataset incluye variables numéricas, <text:span text:style-name="T62">booleanas y </text:span>categóricas <text:span text:style-name="T62">(rangos)</text:span>. <text:span text:style-name="T15">Random Forest es muy adecuado para manejar ambos tipos de datos sin necesidad de transformación </text:span><text:soft-page-break/><text:span text:style-name="T15">compleja de las características</text:span>.</text:p>
      <text:p text:style-name="P8">Una de las ventajas más destacadas de <text:span text:style-name="T15">Random Forest es la capacidad de determinar la importancia de las características</text:span>. Esto es <text:span text:style-name="T15">valioso en un contexto médico</text:span>, donde se desea saber qué factores son los más relevantes para la predicción de la enfermedad cardíaca.</text:p>
      <text:p text:style-name="P8"/>
      <text:p text:style-name="P8">Aunque la <text:span text:style-name="T15">regresión logística es simple y rápida, podría no ser capaz de capturar todas las interacciones y complejidades del conjunto de datos</text:span>. <text:span text:style-name="T63">Random Forest</text:span>, por otro lado, es más flexible y tiene el potencial de ofrecer un rendimiento superior al modelar interacciones complejas entre las variables.</text:p>
      <text:p text:style-name="P8"/>
      <text:p text:style-name="P8"><text:span text:style-name="T15">A pesar de que Random Forest puede ser computacionalmente más costoso que la regresión logística</text:span>, su capacidad para manejar tanto datos numéricos como categóricos, junto con su resistencia al overfitting lo hace ideal para este problem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3"><text:soft-page-break/><text:span text:style-name="T64">4. Elaborar un esquema sobre cómo implementar la técnica elegida, incluyendo pasos clave, estructura y lógica del algoritmo.</text:span></text:p>
      <text:list text:style-name="L11">
        <text:list-item>
          <text:p text:style-name="P54"><text:span text:style-name="T65">Preprocesamiento de los datos:</text:span></text:p>
        </text:list-item>
      </text:list>
      <text:list text:style-name="L12">
        <text:list-item>
          <text:list>
            <text:list-item>
              <text:p text:style-name="P55"><text:span text:style-name="T65">Revisión de datos faltantes:</text:span><text:span text:style-name="T66"> Si existen valores nulos, decidir cómo tratarlos (eliminación de filas, imputación, etc.).</text:span></text:p>
            </text:list-item>
            <text:list-item>
              <text:p text:style-name="P56"><text:span text:style-name="T65">Codificación de variables categóricas:</text:span><text:span text:style-name="T66"> Convertir las variables categóricas (</text:span><text:span text:style-name="T67">cp, fbs, thall</text:span><text:span text:style-name="T66">) en variables numéricas usando técnicas como </text:span><text:span text:style-name="T65">one-hot encoding </text:span><text:span text:style-name="T68">o </text:span><text:span text:style-name="T69">label encoding</text:span><text:span text:style-name="T65">.</text:span></text:p>
            </text:list-item>
            <text:list-item>
              <text:p text:style-name="P57"><text:span text:style-name="T65">Escalado de variables numéricas:</text:span><text:span text:style-name="T66"> Aunque </text:span><text:span text:style-name="T70">esta técnica </text:span><text:span text:style-name="T66">no es sensible a la escala, es una buena práctica normalizar o estandarizar las variables numéricas si el modelo se va a combinar con otros algoritmos.</text:span></text:p>
            </text:list-item>
          </text:list>
        </text:list-item>
        <text:list-item>
          <text:p text:style-name="P58"><text:span text:style-name="T65">División de los datos: </text:span><text:span text:style-name="T66">Dividir el conjunto de datos en </text:span><text:span text:style-name="T65">conjunto de entrenamiento</text:span><text:span text:style-name="T66"> (80%) y </text:span><text:span text:style-name="T65">conjunto de prueba</text:span><text:span text:style-name="T66"> (20%), o usar </text:span><text:span text:style-name="T65">validación cruzada </text:span><text:span text:style-name="T66">si se desea una evaluación más robusta.</text:span></text:p>
        </text:list-item>
        <text:list-item>
          <text:p text:style-name="P58"><text:span text:style-name="T65">Entrenamiento: </text:span><text:span text:style-name="T66">Crear un modelo Random Forest usando la implementación de bibliotecas como </text:span><text:span text:style-name="T65">Scikit-learn</text:span><text:span text:style-name="T71">3</text:span><text:span text:style-name="T66">.</text:span></text:p>
        </text:list-item>
      </text:list>
      <text:p text:style-name="P59"><text:span text:style-name="T66"/></text:p>
      <text:p text:style-name="P59"><text:span text:style-name="T66"/></text:p>
      <text:p text:style-name="P59"><text:span text:style-name="T66"/></text:p>
      <text:p text:style-name="P59"><text:span text:style-name="T66"/></text:p>
      <text:p text:style-name="P60"/>
      <text:p text:style-name="P61"><text:soft-page-break/>CONCLUSIONES</text:p>
      <text:p text:style-name="P62"><text:span text:style-name="T72">Como hemos visto, este dataset </text:span>contiene datos médicos de pacientes con el objetivo de <text:span text:style-name="T15">predecir la presencia de enfermedad cardíaca</text:span>. Las variables incluyen tanto características numérica<text:span text:style-name="T73">s, booleanas y </text:span>categóricas. El análisis de estas variables permite identificar patrones asociados a factores de riesgo para enfermedades cardíacas.</text:p>
      <text:p text:style-name="P62">En cuanto a las técnicas de aprendizaje automático, <text:span text:style-name="T15">tanto regresión logística como Random Forest son adecuadas para este tipo de problema</text:span>. <text:span text:style-name="T15">Mientras que la regresión logística es simple y eficiente para relaciones lineales, Random Forest es más robusto y maneja interacciones complejas entre variables</text:span>.</text:p>
      <text:p text:style-name="P63"/>
      <text:p text:style-name="P64">BIBLIOGRAFIA UTILIZADA</text:p>
      <text:p text:style-name="P65"><text:span text:style-name="T74">[</text:span><text:span text:style-name="T75">1</text:span><text:span text:style-name="T74">]</text:span><text:span text:style-name="T76"> Death rate from cardiovascular diseases, 1980-2021. Our World In Data. </text:span><text:a xlink:type="simple" xlink:href="https://shorturl.at/1bXNn" text:style-name="Internet_20_link" text:visited-style-name="Visited_20_Internet_20_Link"><text:span text:style-name="T77">https://shorturl.at/1bXNn</text:span></text:a><text:span text:style-name="T76"><text:line-break/></text:span><text:span text:style-name="T74">[</text:span><text:span text:style-name="T75">2</text:span><text:span text:style-name="T78">]</text:span><text:span text:style-name="T79"> </text:span><text:span text:style-name="T80">Heart Disease </text:span><text:span text:style-name="T81">dataset</text:span><text:span text:style-name="T80">. </text:span><text:span text:style-name="T79">Kaggle. </text:span><text:a xlink:type="simple" xlink:href="https://archive.ics.uci.edu/dataset/45/heart+disease" text:style-name="Internet_20_link" text:visited-style-name="Visited_20_Internet_20_Link"><text:span text:style-name="T82">https://archive.ics.uci.edu/dataset/45/heart+disease</text:span></text:a></text:p>
      <text:p text:style-name="P66"><text:span text:style-name="T83">[3] </text:span><text:span text:style-name="T84">RandomForestClassifier</text:span><text:span text:style-name="T83">. </text:span><text:span text:style-name="T85">Scikit-learn</text:span><text:span text:style-name="T83">. </text:span><text:a xlink:type="simple" xlink:href="https://shorturl.at/rapw5" text:style-name="Internet_20_link" text:visited-style-name="Visited_20_Internet_20_Link"><text:span text:style-name="T85">https://shorturl.at/rapw5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10"><draw:image xlink:href="Pictures/10000000000000A700000047731F29FF.png" xlink:type="simple" xlink:show="embed" xlink:actuate="onLoad" draw:mime-type="image/png"/></draw:frame></text:p>
      </style:header>
      <style:footer>
        <text:p text:style-name="MP2"><text:span text:style-name="MT1"><text:tab/><text:tab/></text:span><text:page-number text:select-page="current">10</text:page-number><text:span text:style-name="MT1"> de </text:span><text:page-count>11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731F29FF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4-12-22T23:28:53.370423443</dc:date>
    <meta:editing-duration>PT5H50M5S</meta:editing-duration>
    <meta:editing-cycles>216</meta:editing-cycles>
    <meta:document-statistic meta:table-count="1" meta:image-count="2" meta:object-count="0" meta:page-count="11" meta:paragraph-count="117" meta:word-count="1517" meta:character-count="9741" meta:non-whitespace-character-count="8378"/>
  </office:meta>
</office:document-meta>
</file>